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braham de Sola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3 November 1874</text:p>
      <text:p text:style-name="P5">Month<text:tab/><text:tab/><text:tab/><text:tab/><text:tab/><text:tab/>November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text:tab/><text:tab/><text:tab/>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Montreal Nov. 13(/)74./</text:span></text:p>
      <text:p text:style-name="P2"><text:span text:style-name="T1">The Rev S Morais/</text:span></text:p>
      <text:p text:style-name="P2"><text:span text:style-name="T1"><text:tab/>Philada/</text:span></text:p>
      <text:p text:style-name="P2"><text:span text:style-name="T1"><text:tab/>My dear sir,/</text:span></text:p>
      <text:p text:style-name="P2"><text:span text:style-name="T1"><text:tab/><text:tab/>Our congregation are/ opening a Free School; could you/ oblige us by recommending us a/ man capable of teaching/ Hebrew according to both German &amp;/ Portuguese pronunciation—the latter/ however I would aid him in myself/ and also capable of imparting an/ Elementary English education./ <text:s/>He would have to be recommended by/ you or some other competent person./ <text:s/>The remuneration would be $500/ in gold per annum, and he would/ have to teach daily morning and/ afternoon for the present; if he gave/ satisfaction his position would/ doubtless be improved. <text:s/>The appointment/</text:span></text:p>
      <text:p text:style-name="P2"><text:span text:style-name="T1"/></text:p>
      <text:p text:style-name="P2"><text:span text:style-name="T1">[Page 2]</text:span></text:p>
      <text:p text:style-name="P2"><text:span text:style-name="T1">at first would be for one year;/ six month's notice for non-renewal/ of appointment to be mutually given./ <text:s/>If you know of such a person please/ let him apply to me at once./ <text:s/>We may also want a female/ teacher for the girls—salary say/ $200 in gold per annum. <text:s/>She should/ also apply to me without delay./ <text:s/>The appointment would probably be/ made on 1</text:span><text:span text:style-name="T2">st</text:span><text:span text:style-name="T1"> Decr. <text:s/>Please give/ this master your kind and earliest/ mention and oblige/</text:span></text:p>
      <text:p text:style-name="P2"><text:span text:style-name="T1"><text:tab/>Yours very truly/</text:span></text:p>
      <text:p text:style-name="P2"><text:span text:style-name="T1"><text:tab/><text:tab/>Abraham de Sola/</text:span></text:p>
      <text:p text:style-name="P2"><text:span text:style-name="T1">When you see Mr. Abm. Hart, please/ ask him if he received the map I/ sent him—if I have time I will/ enclose a line for him./</text:span></text:p>
      <text:p text:style-name="P2"><text:span text:style-name="T1">I have written Rev G. Jacobs, but/ perhaps some other Jewish Minister/ in your city may know of such a teacher./ <text:s/>What has become of Aaronson?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2:28:12</meta:creation-date>
    <dc:date>2009-05-21T12:39:03</dc:date>
    <dc:language>en-US</dc:language>
    <meta:editing-cycles>2</meta:editing-cycles>
    <meta:editing-duration>PT10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410" meta:character-count="2665"/>
  </office:meta>
</office:document-meta>
</file>